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31" table:default-cell-style-name="Default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Siapa nama Anda?</text:p>
          </table:table-cell>
          <table:table-cell table:style-name="ce1" office:value-type="string" calcext:value-type="string">
            <text:p>Apakah Anda kesulitan mengoperasikan komputer ?</text:p>
          </table:table-cell>
          <table:table-cell table:style-name="ce1" office:value-type="string" calcext:value-type="string">
            <text:p>Apakah Anda kesulitan mengoperasikan ponsel cerdas ?</text:p>
          </table:table-cell>
          <table:table-cell table:style-name="ce1" office:value-type="string" calcext:value-type="string">
            <text:p>Perangkat mana yang paling sering Anda gunakan di waktu luang ? (jika tidak ada, silakan isi bagian lainnya)</text:p>
          </table:table-cell>
          <table:table-cell table:style-name="ce1" office:value-type="string" calcext:value-type="string">
            <text:p>Apakah Anda kesulitan membaca tulisan di gawai ? ( laptop, ponsel cerdas, dsb )</text:p>
          </table:table-cell>
          <table:table-cell table:style-name="ce1" office:value-type="string" calcext:value-type="string">
            <text:p>Anda seorang ...</text:p>
          </table:table-cell>
          <table:table-cell table:style-name="ce1" office:value-type="string" calcext:value-type="string">
            <text:p>Fitur komunikasi apa yang paling sering Anda gunakan ? ( dapat memilih lebih dari 1, maksimal 2 jawaban)</text:p>
          </table:table-cell>
          <table:table-cell table:style-name="ce1" office:value-type="string" calcext:value-type="string">
            <text:p>Apakah Anda dapat mendiagnosis penyakit pasien tanpa harus bertatap muka secara langsung ? (Melalui gawai) </text:p>
          </table:table-cell>
          <table:table-cell table:style-name="ce1" office:value-type="string" calcext:value-type="string">
            <text:p>Jika kami mengembangkan fitur konsultasi secara online, berapa lama waktu yang akan Anda alokasikan untuk fitur ini ?</text:p>
          </table:table-cell>
          <table:table-cell table:style-name="ce1" office:value-type="string" calcext:value-type="string">
            <text:p>Apakah Anda mampu untuk menatap layar gawai dalam durasi yang lama ? ( lebih dari 4 jam )</text:p>
          </table:table-cell>
          <table:table-cell table:style-name="ce1" office:value-type="string" calcext:value-type="string">
            <text:p>Apakah Anda merasa terbantu dengan adanya pengisian form via online ? ( tanpa kertas )</text:p>
          </table:table-cell>
          <table:table-cell table:style-name="ce1" office:value-type="string" calcext:value-type="string">
            <text:p>Apakah Medical Center ITS memiliki jaringan internet yang stabil ?</text:p>
          </table:table-cell>
          <table:table-cell table:style-name="ce1" office:value-type="string" calcext:value-type="string">
            <text:p>Apakah Anda kesulitan jika untuk mengakses sistem ini diharuskan login? ( login = mengisikan nama pengguna resepsionis dan sandi )</text:p>
          </table:table-cell>
          <table:table-cell table:style-name="ce1" office:value-type="string" calcext:value-type="string">
            <text:p>Apakah Anda keberatan untuk mengunggah berkas KTP ke sistem Medical Center ITS untuk kepentingan administrasi ? </text:p>
          </table:table-cell>
          <table:table-cell table:style-name="ce1" office:value-type="string" calcext:value-type="string">
            <text:p>Dalam sebulan, seberapa lama Anda terhubung dengan internet ?</text:p>
          </table:table-cell>
          <table:table-cell table:style-name="ce1" office:value-type="string" calcext:value-type="string">
            <text:p>Apakah Anda sungkan jika bekonsultasi dengan dokter secara daring ? </text:p>
          </table:table-cell>
          <table:table-cell table:style-name="ce1" office:value-type="string" calcext:value-type="string">
            <text:p>Desain mana yang menurut Anda paling informatif dan intuitif ?</text:p>
          </table:table-cell>
          <table:table-cell table:style-name="ce1" office:value-type="string" calcext:value-type="string">
            <text:p>Apakah Anda keberatan jika di perangkat Anda muncul notifikasi terkait antrian / konsultasi online yang Anda lakukan ?</text:p>
          </table:table-cell>
          <table:table-cell table:style-name="ce1" office:value-type="string" calcext:value-type="string">
            <text:p>Apakah Anda keberatan jika harus memberikan penilaian terkait pelayanan yang Anda terima ?</text:p>
          </table:table-cell>
          <table:table-cell table:style-name="ce1" office:value-type="string" calcext:value-type="string">
            <text:p>Apakah Anda keberatan untuk mengunggah berkas KTM ke sistem Medical Center ITS untuk kepentingan administrasi ? </text:p>
          </table:table-cell>
          <table:table-cell table:style-name="ce1" office:value-type="string" calcext:value-type="string">
            <text:p>Dalam sebulan, seberapa lama Anda terhubung dengan internet ?</text:p>
          </table:table-cell>
          <table:table-cell table:style-name="ce1" office:value-type="string" calcext:value-type="string">
            <text:p>Apakah Anda sungkan jika bekonsultasi dengan dokter secara daring ? </text:p>
          </table:table-cell>
          <table:table-cell table:style-name="ce1" office:value-type="string" calcext:value-type="string">
            <text:p>Apakah Anda keberatan jika di perangkat Anda muncul notifikasi terkait antrian / konsultasi online yang Anda lakukan ?</text:p>
          </table:table-cell>
          <table:table-cell table:style-name="ce1" office:value-type="string" calcext:value-type="string">
            <text:p>Desain mana yang menurut Anda paling informatif dan intuitif ?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0-04-08T10:39:51.992" calcext:value-type="date">
            <text:p>4/8/2020 10:39:52</text:p>
          </table:table-cell>
          <table:table-cell table:style-name="ce3" office:value-type="string" calcext:value-type="string">
            <text:p>Vania Cikanindi 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asien Mahasiswa</text:p>
          </table:table-cell>
          <table:table-cell table:number-columns-repeated="13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&lt; 10 hari</text:p>
          </table:table-cell>
          <table:table-cell table:style-name="ce3" office:value-type="string" calcext:value-type="string">
            <text:p>Ya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Mayoritas gambar dengan sedikit tulisan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0-04-08T10:51:41.135" calcext:value-type="date">
            <text:p>4/8/2020 10:51:41</text:p>
          </table:table-cell>
          <table:table-cell table:style-name="ce3" office:value-type="string" calcext:value-type="string">
            <text:p>Bella Septina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asien Mahasiswa</text:p>
          </table:table-cell>
          <table:table-cell table:number-columns-repeated="13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&gt; 20 hari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Mayoritas tulisan dengan sedikit gambar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0-04-08T11:35:14.978" calcext:value-type="date">
            <text:p>4/8/2020 11:35:15</text:p>
          </table:table-cell>
          <table:table-cell table:style-name="ce3" office:value-type="string" calcext:value-type="string">
            <text:p>Dr Ahmad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Komputer / Laptop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Dokter</text:p>
          </table:table-cell>
          <table:table-cell table:style-name="ce3" office:value-type="string" calcext:value-type="string">
            <text:p>Obrolan Daring (SMS, Whatsapp, dsb)</text:p>
          </table:table-cell>
          <table:table-cell table:style-name="ce3" office:value-type="string" calcext:value-type="string">
            <text:p>Hanya untuk penyakit ringan saja</text:p>
          </table:table-cell>
          <table:table-cell table:style-name="ce3" office:value-type="string" calcext:value-type="string">
            <text:p>Sesuai dengan manejemen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4-08T15:57:24.79" calcext:value-type="date">
            <text:p>4/8/2020 15:57:25</text:p>
          </table:table-cell>
          <table:table-cell table:style-name="ce3" office:value-type="string" calcext:value-type="string">
            <text:p>Chaniyah Zulfa M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Pasien Umum</text:p>
          </table:table-cell>
          <table:table-cell table:number-columns-repeated="7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&gt; 20 hari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Mayoritas gambar dengan sedikit tulisan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Mungkin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9T12:22:27.651" calcext:value-type="date">
            <text:p>4/9/2020 12:22:28</text:p>
          </table:table-cell>
          <table:table-cell table:style-name="ce3" office:value-type="string" calcext:value-type="string">
            <text:p>pristi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Resepsionis</text:p>
          </table:table-cell>
          <table:table-cell table:number-columns-repeated="3"/>
          <table:table-cell table:number-columns-repeated="3" table:style-name="ce3" office:value-type="string" calcext:value-type="string">
            <text:p>Ya</text:p>
          </table:table-cell>
          <table:table-cell table:style-name="ce3" office:value-type="string" calcext:value-type="string">
            <text:p>Tidak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4-09T12:25:51.811" calcext:value-type="date">
            <text:p>4/9/2020 12:25:52</text:p>
          </table:table-cell>
          <table:table-cell table:style-name="ce3" office:value-type="string" calcext:value-type="string">
            <text:p>Zidan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asien Umum</text:p>
          </table:table-cell>
          <table:table-cell table:number-columns-repeated="7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&gt; 20 hari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Mayoritas tulisan dengan sedikit gambar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4-09T12:41:44.707" calcext:value-type="date">
            <text:p>4/9/2020 12:41:45</text:p>
          </table:table-cell>
          <table:table-cell table:style-name="ce3" office:value-type="string" calcext:value-type="string">
            <text:p>Bella Septina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asien Mahasiswa</text:p>
          </table:table-cell>
          <table:table-cell table:number-columns-repeated="13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&gt; 20 hari</text:p>
          </table:table-cell>
          <table:table-cell table:style-name="ce3" office:value-type="string" calcext:value-type="string">
            <text:p>Mungkin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Mayoritas tulisan dengan sedikit gambar</text:p>
          </table:table-cell>
          <table:table-cell table:number-columns-repeated="999"/>
        </table:table-row>
        <table:table-row table:style-name="ro1">
          <table:table-cell table:style-name="ce2" office:value-type="date" office:date-value="2020-04-09T14:45:29.597" calcext:value-type="date">
            <text:p>4/9/2020 14:45:30</text:p>
          </table:table-cell>
          <table:table-cell table:style-name="ce3" office:value-type="string" calcext:value-type="string">
            <text:p>Atika rizki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Resepsionis</text:p>
          </table:table-cell>
          <table:table-cell table:number-columns-repeated="3"/>
          <table:table-cell table:number-columns-repeated="3" table:style-name="ce3" office:value-type="string" calcext:value-type="string">
            <text:p>Ya</text:p>
          </table:table-cell>
          <table:table-cell table:style-name="ce3" office:value-type="string" calcext:value-type="string">
            <text:p>Tidak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4-09T14:50:50.204" calcext:value-type="date">
            <text:p>4/9/2020 14:50:50</text:p>
          </table:table-cell>
          <table:table-cell table:style-name="ce3" office:value-type="string" calcext:value-type="string">
            <text:p>Ismail Arifin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Dokter</text:p>
          </table:table-cell>
          <table:table-cell table:style-name="ce3" office:value-type="string" calcext:value-type="string">
            <text:p>Obrolan Daring (SMS, Whatsapp, dsb)</text:p>
          </table:table-cell>
          <table:table-cell table:style-name="ce3" office:value-type="string" calcext:value-type="string">
            <text:p>Hanya untuk penyakit ringan saja</text:p>
          </table:table-cell>
          <table:table-cell table:style-name="ce3" office:value-type="string" calcext:value-type="string">
            <text:p>Sesuai dengan manejemen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4-09T14:58:40.276" calcext:value-type="date">
            <text:p>4/9/2020 14:58:40</text:p>
          </table:table-cell>
          <table:table-cell table:style-name="ce3" office:value-type="string" calcext:value-type="string">
            <text:p>Izzah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Ponsel cerdas</text:p>
          </table:table-cell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Pasien Mahasiswa</text:p>
          </table:table-cell>
          <table:table-cell table:number-columns-repeated="13"/>
          <table:table-cell table:style-name="ce3" office:value-type="string" calcext:value-type="string">
            <text:p>Tidak</text:p>
          </table:table-cell>
          <table:table-cell table:style-name="ce3" office:value-type="string" calcext:value-type="string">
            <text:p>10 - 20 hari</text:p>
          </table:table-cell>
          <table:table-cell table:number-columns-repeated="2" table:style-name="ce3" office:value-type="string" calcext:value-type="string">
            <text:p>Tidak</text:p>
          </table:table-cell>
          <table:table-cell table:style-name="ce3" office:value-type="string" calcext:value-type="string">
            <text:p>Mayoritas gambar dengan sedikit tulisan</text:p>
          </table:table-cell>
          <table:table-cell table:number-columns-repeated="99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1" meta:object-count="0"/>
    <meta:generator>LibreOfficeDev/6.0.5.2$Linux_X86_64 LibreOffice_project/</meta:generator>
  </office:meta>
</office:document-meta>
</file>